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a67f1" officeooo:paragraph-rsid="001a67f1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a67f1" officeooo:paragraph-rsid="001a67f1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b8733" officeooo:paragraph-rsid="001b8733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a67f1" officeooo:paragraph-rsid="001a67f1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a67f1"/>
    </style:style>
    <style:style style:name="T3" style:family="text">
      <style:text-properties officeooo:rsid="001b87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<text:span text:style-name="T2">10.3. Création d'un compt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9">Création d<text:span text:style-name="T3">'un</text:span> compte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7">L'acteur d<text:span text:style-name="T1">ésire créer un compte suite à une demande d'abonnemment.</text:span>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9">Administrateur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7">L'acteur doit être authentifié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9">Le compte est cré<text:span text:style-name="T3">é</text:span> ou refusé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6"/>
      <text:p text:style-name="P5">Lorsque un non-membre veut s'abonner au système, la demande est envoyé<text:span text:style-name="T3">e</text:span> à l'administrateur du système. Par la suite, l'administrateur analyse la demande d'abonnement et crée son compte si la demande est acceptable. Il peut aussi refuser de créer le compte <text:span text:style-name="T3">pour diverses raisons</text:span>.</text:p>
      <text:p text:style-name="P4"/>
      <text:p text:style-name="P3">Scénario d'opération</text:p>
      <text:list xml:id="list3585021273148038799" text:style-name="L1">
        <text:list-item>
          <text:p text:style-name="P10">L'utilisateur s'authentifie et passe alors au status de « <text:span text:style-name="T2">administrateur </text:span>».</text:p>
        </text:list-item>
        <text:list-item>
          <text:p text:style-name="P11">L'administrateur a alors accès à un panneau de contrôle réservé aux administrateurs et peut consulter les demandes de création de compte</text:p>
        </text:list-item>
        <text:list-item>
          <text:p text:style-name="P12">L'administrateur crée le compte ou refuse la demande.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3:04.152428599</dc:date>
    <meta:editing-duration>PT1H14M6S</meta:editing-duration>
    <meta:editing-cycles>10</meta:editing-cycles>
    <meta:generator>LibreOffice/4.4.7.2$Linux_X86_64 LibreOffice_project/40m0$Build-2</meta:generator>
    <meta:document-statistic meta:table-count="1" meta:image-count="0" meta:object-count="0" meta:page-count="1" meta:paragraph-count="21" meta:word-count="129" meta:character-count="871" meta:non-whitespace-character-count="765"/>
  </office:meta>
</office:document-meta>
</file>